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9kFaPmqd0jCVnSzKgUZZWt5uwxD86y1tUHY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5:02:33.058870428</meta:creation-date>
    <dc:date>2023-10-11T15:02:42.673496807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